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Schneider Electric LC1DO9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Ie_001.png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Telemecanique LC1K9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Ie_001.png</text:p>
          </table:table-cell>
          <table:table-cell table:number-columns-repeated="1019"/>
        </table:table-row>
        <table:table-row table:style-name="ro1" table:number-rows-repeated="4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 table:number-rows-repeated="3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 table:number-rows-repeated="3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0.00.0000</text:date>, <text:time style:data-style-name="N2" text:time-value="13:20:48.580525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1T13:27:42.375078246</dc:date>
    <meta:editing-duration>PT19M16S</meta:editing-duration>
    <meta:editing-cycles>8</meta:editing-cycles>
    <meta:document-statistic meta:table-count="1" meta:cell-count="11" meta:object-count="0"/>
  </office:meta>
</office:document-meta>
</file>